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iberation Serif" svg:font-family="'Liberation Serif'" style:font-family-generic="roman" style:font-pitch="variable"/>
    <style:font-face style:name="Arial Black" svg:font-family="'Arial Black'" style:font-family-generic="swiss" style:font-pitch="variable"/>
    <style:font-face style:name="Carlito" svg:font-family="Carlito"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2" style:family="table">
      <style:table-properties style:width="17.3cm" fo:margin-left="0cm" fo:break-before="auto" fo:break-after="auto" table:align="left" fo:background-color="transparent" fo:keep-with-next="auto" style:may-break-between-rows="true" style:writing-mode="page">
        <style:background-image/>
      </style:table-properties>
    </style:style>
    <style:style style:name="Table2.A" style:family="table-column">
      <style:table-column-properties style:column-width="0.635cm"/>
    </style:style>
    <style:style style:name="Table2.B" style:family="table-column">
      <style:table-column-properties style:column-width="1.685cm"/>
    </style:style>
    <style:style style:name="Table2.C" style:family="table-column">
      <style:table-column-properties style:column-width="1.593cm"/>
    </style:style>
    <style:style style:name="Table2.D" style:family="table-column">
      <style:table-column-properties style:column-width="0.855cm"/>
    </style:style>
    <style:style style:name="Table2.E" style:family="table-column">
      <style:table-column-properties style:column-width="0.783cm"/>
    </style:style>
    <style:style style:name="Table2.F" style:family="table-column">
      <style:table-column-properties style:column-width="0.954cm"/>
    </style:style>
    <style:style style:name="Table2.G" style:family="table-column">
      <style:table-column-properties style:column-width="1.589cm"/>
    </style:style>
    <style:style style:name="Table2.H" style:family="table-column">
      <style:table-column-properties style:column-width="1.748cm"/>
    </style:style>
    <style:style style:name="Table2.I" style:family="table-column">
      <style:table-column-properties style:column-width="1.588cm"/>
    </style:style>
    <style:style style:name="Table2.K" style:family="table-column">
      <style:table-column-properties style:column-width="1.431cm"/>
    </style:style>
    <style:style style:name="Table2.L" style:family="table-column">
      <style:table-column-properties style:column-width="1.113cm"/>
    </style:style>
    <style:style style:name="Table2.M" style:family="table-column">
      <style:table-column-properties style:column-width="1.737cm"/>
    </style:style>
    <style:style style:name="Table2.A1" style:family="table-cell">
      <style:table-cell-properties fo:background-color="#663399" fo:padding="0.097cm" fo:border-left="0.002cm solid #000000" fo:border-right="none" fo:border-top="0.002cm solid #000000" fo:border-bottom="0.002cm solid #000000">
        <style:background-image/>
      </style:table-cell-properties>
    </style:style>
    <style:style style:name="Table2.G1" style:family="table-cell">
      <style:table-cell-properties fo:background-color="#996699" fo:padding="0.097cm" fo:border-left="0.002cm solid #000000" fo:border-right="none" fo:border-top="0.002cm solid #000000" fo:border-bottom="0.002cm solid #000000">
        <style:background-image/>
      </style:table-cell-properties>
    </style:style>
    <style:style style:name="Table2.M1" style:family="table-cell">
      <style:table-cell-properties fo:background-color="#663399" fo:padding="0.097cm" fo:border="0.002cm solid #000000">
        <style:background-image/>
      </style:table-cell-properties>
    </style:style>
    <style:style style:name="Table2.2" style:family="table-row">
      <style:table-row-properties fo:background-color="transparent" style:keep-together="true" fo:keep-together="auto">
        <style:background-image/>
      </style:table-row-properties>
    </style:style>
    <style:style style:name="Table2.A2" style:family="table-cell">
      <style:table-cell-properties fo:padding="0.097cm" fo:border-left="0.002cm solid #000000" fo:border-right="none" fo:border-top="none" fo:border-bottom="0.002cm solid #000000"/>
    </style:style>
    <style:style style:name="Table2.G2" style:family="table-cell">
      <style:table-cell-properties style:vertical-align="" fo:background-color="#e6e6ff" fo:padding="0.097cm" fo:border-left="0.002cm solid #000000" fo:border-right="none" fo:border-top="none" fo:border-bottom="0.002cm solid #000000" style:writing-mode="page">
        <style:background-image/>
      </style:table-cell-properties>
    </style:style>
    <style:style style:name="Table2.M2" style:family="table-cell">
      <style:table-cell-properties fo:padding="0.097cm" fo:border-left="0.002cm solid #000000" fo:border-right="0.002cm solid #000000" fo:border-top="none" fo:border-bottom="0.002cm solid #000000"/>
    </style:style>
    <style:style style:name="Table2.G3" style:family="table-cell">
      <style:table-cell-properties style:vertical-align="" fo:background-color="#ffccff" fo:padding="0.097cm" fo:border-left="0.002cm solid #000000" fo:border-right="none" fo:border-top="none" fo:border-bottom="0.002cm solid #000000" style:writing-mode="page">
        <style:background-image/>
      </style:table-cell-properties>
    </style:style>
    <style:style style:name="Table2.G4" style:family="table-cell">
      <style:table-cell-properties style:vertical-align="" fo:background-color="#e6e6ff" fo:padding="0.097cm" fo:border-left="0.002cm solid #000000" fo:border-right="none" fo:border-top="none" fo:border-bottom="none" style:writing-mode="page">
        <style:background-image/>
      </style:table-cell-properties>
    </style:style>
    <style:style style:name="Table2.A16"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le3" style:family="table">
      <style:table-properties style:width="17.3cm" fo:margin-left="0cm" fo:break-before="auto" fo:break-after="auto" table:align="left" fo:background-color="transparent" fo:keep-with-next="auto" style:may-break-between-rows="true" style:writing-mode="page">
        <style:background-image/>
      </style:table-properties>
    </style:style>
    <style:style style:name="Table3.A" style:family="table-column">
      <style:table-column-properties style:column-width="0.794cm"/>
    </style:style>
    <style:style style:name="Table3.B" style:family="table-column">
      <style:table-column-properties style:column-width="16.506cm"/>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style:vertical-align="" fo:background-color="#e6e6ff" fo:padding="0.097cm" fo:border-left="0.002cm solid #000000" fo:border-right="none" fo:border-top="0.002cm solid #000000" fo:border-bottom="0.002cm solid #000000" style:writing-mode="page">
        <style:background-image/>
      </style:table-cell-properties>
    </style:style>
    <style:style style:name="Table3.B1" style:family="table-cell">
      <style:table-cell-properties style:vertical-align="" fo:background-color="#e6e6ff" fo:padding="0.097cm" fo:border-left="none" fo:border-right="none" fo:border-top="0.002cm solid #000000" fo:border-bottom="0.002cm solid #000000" style:writing-mode="page">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none" fo:border-right="none" fo:border-top="none" fo:border-bottom="0.002cm solid #000000"/>
    </style:style>
    <style:style style:name="Table3.A3" style:family="table-cell">
      <style:table-cell-properties style:vertical-align="" fo:background-color="#e6e6ff" fo:padding="0.097cm" fo:border-left="0.002cm solid #000000" fo:border-right="none" fo:border-top="none" fo:border-bottom="none" style:writing-mode="page">
        <style:background-image/>
      </style:table-cell-properties>
    </style:style>
    <style:style style:name="Table3.B3" style:family="table-cell">
      <style:table-cell-properties style:vertical-align="" fo:background-color="#e6e6ff" fo:padding="0.097cm" fo:border="none" style:writing-mode="page">
        <style:background-image/>
      </style:table-cell-properties>
    </style:style>
    <style:style style:name="P1" style:family="paragraph" style:parent-style-name="Table_20_Contents">
      <style:paragraph-properties fo:text-align="center" style:justify-single-word="false"/>
      <style:text-properties fo:color="#ffffff" style:font-name="Carlito" fo:font-size="11pt" fo:font-weight="bold" style:font-size-asian="11pt" style:font-weight-asian="bold" style:font-size-complex="11pt" style:font-weight-complex="bold"/>
    </style:style>
    <style:style style:name="P2" style:family="paragraph" style:parent-style-name="Table_20_Contents">
      <style:text-properties fo:color="#ffffff" style:font-name="Carlito" fo:font-size="8pt" fo:font-weight="bold" style:font-size-asian="8pt" style:font-weight-asian="bold" style:font-size-complex="8pt" style:font-weight-complex="bold"/>
    </style:style>
    <style:style style:name="P3" style:family="paragraph" style:parent-style-name="Table_20_Contents">
      <style:text-properties style:font-name="Carlito" fo:font-size="11pt" style:font-size-asian="11pt" style:font-size-complex="11pt"/>
    </style:style>
    <style:style style:name="P4" style:family="paragraph" style:parent-style-name="Table_20_Contents">
      <style:text-properties style:font-name="Carlito" fo:font-size="8pt" style:font-size-asian="8pt" style:font-size-complex="8pt"/>
    </style:style>
    <style:style style:name="P5" style:family="paragraph" style:parent-style-name="Standard">
      <style:text-properties style:font-name="Carlito" fo:font-size="11pt" style:font-size-asian="11pt" style:font-size-complex="11pt"/>
    </style:style>
    <style:style style:name="P6" style:family="paragraph" style:parent-style-name="Standard">
      <style:paragraph-properties fo:text-align="center" style:justify-single-word="false"/>
      <style:text-properties style:font-name="Carlito" fo:font-size="11pt" style:font-size-asian="11pt" style:font-size-complex="11pt"/>
    </style:style>
    <style:style style:name="P7" style:family="paragraph" style:parent-style-name="Standard">
      <style:text-properties style:font-name="Carlito" fo:font-size="8pt" style:font-size-asian="8pt" style:font-size-complex="8pt"/>
    </style:style>
    <style:style style:name="P8" style:family="paragraph" style:parent-style-name="Standard">
      <style:paragraph-properties fo:text-align="center" style:justify-single-word="false"/>
      <style:text-properties style:font-name="Arial Black" fo:font-size="11pt" style:font-size-asian="11pt" style:font-size-complex="11pt"/>
    </style:style>
    <style:style style:name="P9" style:family="paragraph" style:parent-style-name="Standard">
      <style:paragraph-properties fo:break-before="page"/>
      <style:text-properties style:font-name="Carlito" fo:font-size="11pt" style:font-size-asian="11pt" style:font-size-complex="11pt"/>
    </style:style>
    <style:style style:name="P10" style:family="paragraph" style:parent-style-name="Standard">
      <style:paragraph-properties fo:text-align="center" style:justify-single-word="false" fo:break-before="page"/>
      <style:text-properties style:font-name="Carlito" fo:font-size="11pt" style:font-size-asian="11pt" style:font-size-complex="11pt"/>
    </style:style>
    <style:style style:name="P11" style:family="paragraph" style:parent-style-name="Standard">
      <style:paragraph-properties fo:text-align="center" style:justify-single-word="false" fo:break-before="page"/>
      <style:text-properties style:font-name="Carlito" fo:font-size="11pt" style:text-underline-style="solid" style:text-underline-width="auto" style:text-underline-color="font-color" style:font-size-asian="11pt" style:font-size-complex="11pt"/>
    </style:style>
    <style:style style:name="P12" style:family="paragraph" style:parent-style-name="Standard">
      <style:paragraph-properties fo:text-align="center" style:justify-single-word="false" fo:break-before="page"/>
      <style:text-properties style:font-name="Carlito" fo:font-size="13pt" style:text-underline-style="solid" style:text-underline-width="auto" style:text-underline-color="font-color" fo:font-weight="bold" style:font-size-asian="13pt" style:font-weight-asian="bold" style:font-size-complex="13pt" style:font-weight-complex="bold"/>
    </style:style>
    <style:style style:name="P13" style:family="paragraph" style:parent-style-name="Standard">
      <style:paragraph-properties fo:text-align="center" style:justify-single-word="false" fo:break-before="page"/>
      <style:text-properties style:font-name="Arial Black" fo:font-size="11pt" style:font-size-asian="11pt" style:font-size-complex="11pt"/>
    </style:style>
    <style:style style:name="P14" style:family="paragraph" style:parent-style-name="Standard" style:list-style-name="L1">
      <style:text-properties style:font-name="Carlito" fo:font-size="11pt" style:font-size-asian="11pt" style:font-size-complex="11pt"/>
    </style:style>
    <style:style style:name="T1" style:family="text">
      <style:text-properties fo:color="#990099"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La Femme Est Morte</text:p>
      <text:p text:style-name="P5"/>
      <text:p text:style-name="P5">Il est six heures du matin, vous attendez votre bus pour aller travailler</text:p>
      <text:p text:style-name="P5">Vous êtes Siethuyla Berennian, attachée au management de robots ménagers pour l'entreprise Zhomsanny. Le bus est assez souvent en retard ces derniers temps du fait des restrictions budgétaires appliquées à la compagnie de transport de l'arcologie. Du moins c'est ce que votre fils vous a dit dimanche dernier quand il est venu manger à la maison.</text:p>
      <text:p text:style-name="P5">Seulement ce matin, le bus a une bonne raison d'être en retard. Quand, finalement il arrive au bout de la rue, vous vous faites la remarque qu'il avance un peu vite, quand il passe à votre niveau sans s'arrêter, la vision qui vous glace le sang est celle claire, irrévocable, des passagers,, tous morts, le visage collé contre la vitre, les yeux vides et du sang absolument partout. Mais cette vision n'a duré qu'un court instant. Le bus s'éloigne de vous et vous essayez de vous convaincre que vous avez mal vu quand un bruit d'une violence épouvantable met un terme défiitif à sa course folle. Dans un vacarme de tôle froissée et de verre brisé, le bus s'écrase contre un mur. Le choc est si violent que le puissant engin rebondit et se couche sur le flanc. Vous avancez d'un pas tremblant, pas du tout sûre de l'attitude à adopter quand vous entendez soudain un cri, une plainte ou peut être un gémissement ;</text:p>
      <text:p text:style-name="P5">- Aidez moi.</text:p>
      <text:p text:style-name="P5">Alors cette fois vous courez tandis qu'autour de vous dans la rue encore nimbée de l'obscurité de la nuit, les fenêtres s'allument les unes après les autres.</text:p>
      <text:p text:style-name="P5"/>
      <text:p text:style-name="P5">Alors que vous arrivez à hauteur de l'accident et malgré le chaos d'objets divers éparpillés sur le sol autour de l'engin, vous n'avez aucun mal à repérer la personne qui réclame votre secours.</text:p>
      <text:p text:style-name="P5">Une jeune femme en tailleur et chignon qui tend le bras vers vous, c'est déjà suffisant mais en plus de cela elle clignotte, tout bonnement.</text:p>
      <text:p text:style-name="P5">Mais ses blessures semblent trop profondes son flanc est déchiré tout du long et laisse apparaître un squelette étrangement métallique. Le sang qu'elle perd se transforme à vue d'oeil en une énorme flaque dans laquelle elle ne peut que laisser retomber son visage épuisé.</text:p>
      <text:p text:style-name="P5">- Je pensais les avoir semé, je les ai vu tuer tout le monde, je n'ai rien fait pour protéger ces gens, j'avais trop peur. C'était pourtant moi qu'ils cherchaient, les types des LabRogs. J'aurais du pouvoir fuir. Tout était prévu, c'est Dieu qui m'a trouvée</text:p>
      <text:p text:style-name="P5">Elle vous donne une petite tablette noire, peut être une boite tandis que vous vous interrogez sur sa religion. Vous remarquez un drôle de petit crucifix suspendu à son cou. Subitement, entre vos mains une voix se fait entendre.</text:p>
      <text:p text:style-name="P5">- Urgences Médicales Greensky. Allô ? Vous avez un problème ? Vous êtes à présent en contact avec un chatbot. Qu'est-ce qui ne vas pas ? Dites nous tout.</text:p>
      <text:p text:style-name="P5">Vous vous voyez hurler dans le téléphone, comme en transe, et sans même entendre ce que vous dites. La fille insiste à vouloir vous donner sa boite.</text:p>
      <text:p text:style-name="P5">- Emmenez ça à la Suzzeral Bank, demandez Willelm au deuxième étage. Donnez la lui, c'est important.</text:p>
      <text:p text:style-name="P5">- Tenez le coup Madame, les secours vont arriver, c'est une question de secondes, accrochez-vous !</text:p>
      <text:p text:style-name="P5">C'était bien votre voix, c'est bien vous qui lui parliez à l'instant mais il est trop tard, ses yeux ont roulé d'une manière atroce et si bizarre que vous avez immédiatement la conviction que cette image restera gravée pour toujours juste derrière vos paupières. La femme est morte.</text:p>
      <text:p text:style-name="P5"/>
      <text:p text:style-name="P5">Vous vous relevez comme vous le pouvez, tentant de reprendre contact avec vous même. Vos jambes sont en coton. Vous regardez alentour voir si d'autres personnes pourraient encore être en vie mais les corps sont découpés, amputés, décapités. Le spectacle est insupportable.</text:p>
      <text:p text:style-name="P5">Dans votre main, l'étrange petite tablette. Vous vous interrogez. Serait-ce pour cela que tous ces gens sont morts ? Vous décidez de la reposer à côté du cadavre discrètement, personne ne sait que vous êtes là. Vous décidez de rentrer chez vous précipitamment et de ne plus en sortir au moins pour cette journée. Vous appellerez le bureau et prétexterez avoir une mauvaise fièvre.</text:p>
      <text:p text:style-name="P5">En vous éloignant de la scène vous croisez un homme ensommeillé, en peignoir dans la rue, débouchant d'une porte toute bleue, qui va à son tour voir de plus près l'accident.</text:p>
      <text:p text:style-name="P5"/>
      <text:p text:style-name="P5">Quelques minutes plus tard vous êtes chez vous, vous verrouillez la porte et retirez votre foulard. <text:soft-page-break/>Vos mains et vos jambes tremblent à toute force. Vous rejoignez votre canapé pour vous y asseoir, serrant vos genoux entre vos bras, enfouissant votre visage dans l'espoir fou de tout pouvoir oublier.</text:p>
      <text:p text:style-name="P5">A ce moment précis le téléphone sonne. Personne ne vous appelle à cette heure sauf Amanine, votre collègue de travail, parfois mais seulement quand il y a un gros problème.</text:p>
      <text:p text:style-name="P5">- Allô ?</text:p>
      <text:p text:style-name="P5">- Allô ? Madame Berrenian ?</text:p>
      <text:p text:style-name="P5">Vous ne connaissez pas cette voix, c'est celle d'un homme.</text:p>
      <text:p text:style-name="P5">- Peu importe votre nom, vous êtes bien la femme qui était il y a quelques instants sur les lieux de l'accident ?</text:p>
      <text:p text:style-name="P5">Un réflexe stupide sans doute. Le déni devenu geste. Vous raccrochez sans répondre.</text:p>
      <text:p text:style-name="P5">Mais la sonnerie retentit encore et encore. Le stress est trop important, vous finissez par re-décrocher.</text:p>
      <text:p text:style-name="P5">- Ecoutez, ne raccrochez plus, il y va de votre vie. J'essaie de vous aider alors n'ayez pas peur de moi, je vous en prie.</text:p>
      <text:p text:style-name="P5">- Que voulez-vous ? La tablette je suppose ?</text:p>
      <text:p text:style-name="P5">- Vous l'avez ? Vous l'avez ou vous l'avez reposée ? La caméra est mal placée, je n'ai pas vu clairement et l'autre drone était trop loin.</text:p>
      <text:p text:style-name="P5">- Je ne l'ai pas.</text:p>
      <text:p text:style-name="P5">- Alors c'est l'autre homme, celui qui est parti à moto. Ok, j'ai son nom et toutes ses infos, je sais où il habite mais s'il a pris la moto, il va sûrement chez sa petite amie à l'école de Laknaddar. Il y sera dans douze minutes. Là où il va je pourrai retracer le signal de la tablette.</text:p>
      <text:p text:style-name="P5">- Arrêtez de parler tout seul. C'est quoi cette horreur ? Pourquoi les gens se font-ils tuer pour cette tablette ? Qu'est ce qu'elle contient ?</text:p>
      <text:p text:style-name="P5">- Rassurez-vous Madame, elle va faire le bonheur de beaucoup de gens dans tous les cas.</text:p>
      <text:p text:style-name="P5">- Est-ce que les hommes… ceux qui ont tué tout le monde… est-ce qu'ils vont me rechercher ? Est-ce qu'il faut que je m'enfuie ?</text:p>
      <text:p text:style-name="P5">- Non, rassurez-vous, je leur transmets mes infos. Comme ça ils sauront comme moi que vous n'avez rien à voir dans tout ça.</text:p>
      <text:p text:style-name="P5">- Vous êtes avec eux ?</text:p>
      <text:p text:style-name="P5">- Non non, on se déteste totalement pour tout vous dire mais nous suivons une sorte de protocole comme des espions si vous voulez, les agents du gouvernement.</text:p>
      <text:p text:style-name="P5">- “Comme” ?</text:p>
      <text:p text:style-name="P5">- Ecoutez, si je réponds à vos questions, je vais me faire tuer moi aussi alors je vais vous laisser mais avant, j'ai moi aussi une question pour vous. Elle vous a parlé n'est-ce pas ? Que vous a t'elle dit ? A t'elle évoqué quelqu'un ? Donné un nom ou une adresse ?</text:p>
      <text:p text:style-name="P5">- Non, elle répétait “aidez-moi, aidez-moi” en me montrant sa boite</text:p>
      <text:p text:style-name="P5">- Ah, je me demande si elle aurait pu la fondre ailleurs ?</text:p>
      <text:p text:style-name="P5">- Elle est morte, hein, la femme ?</text:p>
      <text:p text:style-name="P5">- Bérenn, elle s'appelait Bérenn et c'était une femme bien. Au revoir Madame.</text:p>
      <text:p text:style-name="P5">Le silence au bout de la ligne.</text:p>
      <text:p text:style-name="P5">Vous raccrochez et restez prostrée sur la canapé. Quand le téléphone sonne à nouveau, vous décrochez très lentement.</text:p>
      <text:p text:style-name="P5">Une autre voix, trafiquée, celle là, extrêmement grave, mençante.</text:p>
      <text:p text:style-name="P5">- Nous allons vous laisser une chance d'en sortir vivante, Madame Berennian. Alors soyez franche. Avez-vous eu le temps de voir ce que contenait la tablette ?</text:p>
      <text:p text:style-name="P5">Le ton semble indiquer qu'il vaudrait mieux l'avoir vu que le contraire, cependant...</text:p>
      <text:p text:style-name="P5">- Si vous le savez, vous devez nous le dire, si vous ne le savez pas, vous ne nous êtes pas utile.</text:p>
      <text:p text:style-name="P5">- Je le sais oui mais je ne vous dirai rien qui que vous soyez</text:p>
      <text:p text:style-name="P5">- J'insiste. Si vous le savez dites nous seulement ce que c'était et nous vous laisserons en paix.</text:p>
      <text:p text:style-name="P5">- Je ne dirai rien.</text:p>
      <text:p text:style-name="P5">- D'accord. On ne peut peut-être pas vous tuer mais nous pouvons tuer votre fils. Réfléchissez bien Madame Berennian. Nous vous rappellerons plus tard.</text:p>
      <text:p text:style-name="P5"/>
      <text:p text:style-name="P5"/>
      <text:p text:style-name="P5"/>
      <text:p text:style-name="P5">Pistes possibles</text:p>
      <text:p text:style-name="P5"><text:soft-page-break/>- le lieu de l'accident</text:p>
      <text:p text:style-name="P5">- la porte bleue</text:p>
      <text:p text:style-name="P5">- la Suzerall Bank</text:p>
      <text:p text:style-name="P5">- Les LabRogs</text:p>
      <text:p text:style-name="P5">- Les Urgences Médicales GreenSky</text:p>
      <text:p text:style-name="P5">- une église catholique</text:p>
      <text:p text:style-name="P5"/>
      <text:p text:style-name="P5"/>
      <text:p text:style-name="P5"/>
      <text:p text:style-name="P5"/>
      <text:p text:style-name="P5"/>
      <text:p text:style-name="P5"><text:line-break/></text:p>
      <text:p text:style-name="P10">L'assassinat de Shaardeen Zero</text:p>
      <text:p text:style-name="P5"/>
      <text:p text:style-name="P5">Shardeen Zero est un champion d'e-sport de renommée mondiale. Le jeu qu'il pratique s'appelle Pugilat. Il consiste à incarner un avatar guerrier rocambolesque capable de se déplacer à vitesse ultra haute dans un univers virtuel piégé pour retourner les attaques de l'équipe adverse contre d'autres membres de la même équipe. </text:p>
      <text:p text:style-name="P5"/>
      <text:p text:style-name="P5">En début de partie, chaque match implique jusqu'à quarante joueurs répartis en deux équipes mais il se termine en mode Battle Royale où il ne peut rester qu'un seul survivant en fin de partie. Une fois la victoire de son équipe assurée, il devient crucial de commencer à éliminer les membres de sa propre équipe. Le gagnant se décompose alors en bandeaux de lumière multicolores. Le jeu est rapide, extrêmement violent et nécessite des capacités d'analyse très élevées. </text:p>
      <text:p text:style-name="P5"/>
      <text:p text:style-name="P5">Une enquête journalistique sur le point d'être publiée pour le compte du magazine spécialisé ReekDeath de la journaliste Teaphen Boddhaart a démontré que les meilleurs joueurs de Pugilat sont pour la plupart équipés d'implants neuraux dans la vraie vie. (Toujours les mêmes. Les BrainDash 421.X de la marque Loopseol qui appartient comme par un fait exprès à Phareon Nosgann également propriétaire de la société LastHarvest, une société de jeux dont le best seller n'est autre que Pugilat) Un seul grand joueur échappe à la règle : Il se nomme Trevy et joue pour l'arcologie Mendoza, c'est un peu un héros pour les jeunes d'ici. Shardeen est un résident de l'Arcologie Syrium et il faut vraiment que ce sport soit populaire pour que les différents diplomatiques entre les deux arcologies puissent être surmontées dans l'objectif de cette rencontre.</text:p>
      <text:p text:style-name="P5"/>
      <text:p text:style-name="P5">Mais d'après Pharéon Nosgann, le charismatique directeur de Loopseol, Trevy aurait finalement accepté un contrat pour un match en duel contre Shardeen Zero, le champion anti)implants ayant accepté de tester à cette occasion une nouvelle technologie non invasive : la tiare BrainDash 217.</text:p>
      <text:p text:style-name="P5"/>
      <text:p text:style-name="P5">Pourtant le match n'aura pas lieu : Shaardeen Zero a été retrouvé assassiné à l'ambassade de Syrium où il séjournait dans l'attente de la rencontre. Son corps horriblement découpé en bandelettes comme dans le jeu. La tension diplomatique est telle entre les deux arcologies que le manager de Shardeen qui n'est autre que son père Sidwell Liejero a décidé de faire appel à un détective neutre pour enquêter à chaud. Le temps que les autorités parviennent à s'entendre sur les procédures, les preuves auront disparu et les témoins se seront évaporés dans la nature. Vous êtes ce détective.</text:p>
      <text:p text:style-name="P5"/>
      <text:p text:style-name="P5">Quand vous arrivez à l'ambassade, muni des laisser passer que vous a procuré votre client, ce n'est pas Sidwell qui vous accueille mais un jeune fan de douze ans qui prétend avoir tout vu. Il se nomme Tocky Moowindle et se trouve être le fils d'une attachée de l'ambassade bien décidée à le ramener à la maison. Vous n'avez que le temps de noter son adresse avant qu'elle ne l'emporte.</text:p>
      <text:p text:style-name="P5"/>
      <text:p text:style-name="P5"/>
      <text:p text:style-name="P9"/>
      <text:p text:style-name="P5"/>
      <text:p text:style-name="P6"><text:s/>Pistes</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G"/>
        <table:table-column table:style-name="Table2.K"/>
        <table:table-column table:style-name="Table2.L"/>
        <table:table-column table:style-name="Table2.M"/>
        <table:table-row>
          <table:table-cell table:style-name="Table2.A1" office:value-type="string">
            <text:p text:style-name="P2">id</text:p>
          </table:table-cell>
          <table:table-cell table:style-name="Table2.A1" office:value-type="string">
            <text:p text:style-name="P2">nature</text:p>
          </table:table-cell>
          <table:table-cell table:style-name="Table2.A1" office:value-type="string">
            <text:p text:style-name="P2">nom</text:p>
          </table:table-cell>
          <table:table-cell table:style-name="Table2.A1" office:value-type="string">
            <text:p text:style-name="P2">sexe</text:p>
          </table:table-cell>
          <table:table-cell table:style-name="Table2.A1" office:value-type="string">
            <text:p text:style-name="P2">âge</text:p>
          </table:table-cell>
          <table:table-cell table:style-name="Table2.A1" office:value-type="string">
            <text:p text:style-name="P2">Statut</text:p>
            <text:p text:style-name="P2">social </text:p>
            <text:p text:style-name="P2">/ 100</text:p>
          </table:table-cell>
          <table:table-cell table:style-name="Table2.G1" office:value-type="string">
            <text:p text:style-name="P2">Mobile importante somme d'argent</text:p>
          </table:table-cell>
          <table:table-cell table:style-name="Table2.G1" office:value-type="string">
            <text:p text:style-name="P2">Mobile frustration sociale orgueil violence</text:p>
          </table:table-cell>
          <table:table-cell table:style-name="Table2.G1" office:value-type="string">
            <text:p text:style-name="P2">Mobile passionnel jalousie, venger un proche</text:p>
          </table:table-cell>
          <table:table-cell table:style-name="Table2.G1" office:value-type="string">
            <text:p text:style-name="P2">Mobile crapuleux alcool drogue humiliation</text:p>
          </table:table-cell>
          <table:table-cell table:style-name="Table2.A1" office:value-type="string">
            <text:p text:style-name="P2">Proximité victime</text:p>
          </table:table-cell>
          <table:table-cell table:style-name="Table2.A1" office:value-type="string">
            <text:p text:style-name="P2">Psycho</text:p>
            <text:p text:style-name="P2">Drame / Fun</text:p>
          </table:table-cell>
          <table:table-cell table:style-name="Table2.M1" office:value-type="string">
            <text:p text:style-name="P2">Culpabilité générale</text:p>
          </table:table-cell>
        </table:table-row>
        <table:table-row table:style-name="Table2.2">
          <table:table-cell table:style-name="Table2.A2" office:value-type="string">
            <text:p text:style-name="P4">1</text:p>
          </table:table-cell>
          <table:table-cell table:style-name="Table2.A2" office:value-type="string">
            <text:p text:style-name="P4">indice</text:p>
          </table:table-cell>
          <table:table-cell table:style-name="Table2.A2" office:value-type="string">
            <text:p text:style-name="P4">Scène de Crime</text:p>
          </table:table-cell>
          <table:table-cell table:style-name="Table2.A2" office:value-type="string">
            <text:p text:style-name="P4"/>
          </table:table-cell>
          <table:table-cell table:style-name="Table2.A2" office:value-type="string">
            <text:p text:style-name="P4"/>
          </table:table-cell>
          <table:table-cell table:style-name="Table2.A2" office:value-type="string">
            <text:p text:style-name="P4"/>
          </table:table-cell>
          <table:table-cell table:style-name="Table2.G2" office:value-type="string">
            <text:p text:style-name="P4"/>
          </table:table-cell>
          <table:table-cell table:style-name="Table2.G2" office:value-type="string">
            <text:p text:style-name="P4"/>
          </table:table-cell>
          <table:table-cell table:style-name="Table2.G2" office:value-type="string">
            <text:p text:style-name="P4"/>
          </table:table-cell>
          <table:table-cell table:style-name="Table2.G2" office:value-type="string">
            <text:p text:style-name="P4"/>
          </table:table-cell>
          <table:table-cell table:style-name="Table2.A2" office:value-type="string">
            <text:p text:style-name="P4"/>
          </table:table-cell>
          <table:table-cell table:style-name="Table2.A2" office:value-type="string">
            <text:p text:style-name="P4"/>
          </table:table-cell>
          <table:table-cell table:style-name="Table2.M2" office:value-type="string">
            <text:p text:style-name="P4"/>
          </table:table-cell>
        </table:table-row>
        <table:table-row table:style-name="Table2.2">
          <table:table-cell table:style-name="Table2.G2" office:value-type="string">
            <text:p text:style-name="P4">2</text:p>
          </table:table-cell>
          <table:table-cell table:style-name="Table2.G2" office:value-type="string">
            <text:p text:style-name="P4">char</text:p>
          </table:table-cell>
          <table:table-cell table:style-name="Table2.G2" office:value-type="string">
            <text:p text:style-name="P7">Teaphen Boddhaart</text:p>
          </table:table-cell>
          <table:table-cell table:style-name="Table2.G2" office:value-type="string">
            <text:p text:style-name="P4">F</text:p>
          </table:table-cell>
          <table:table-cell table:style-name="Table2.G2" office:value-type="string">
            <text:p text:style-name="P4">31</text:p>
          </table:table-cell>
          <table:table-cell table:style-name="Table2.G2" office:value-type="string">
            <text:p text:style-name="P4">22</text:p>
          </table:table-cell>
          <table:table-cell table:style-name="Table2.G3" office:value-type="string">
            <text:p text:style-name="P4">14</text:p>
          </table:table-cell>
          <table:table-cell table:style-name="Table2.G3" office:value-type="string">
            <text:p text:style-name="P4">23</text:p>
          </table:table-cell>
          <table:table-cell table:style-name="Table2.G3" office:value-type="string">
            <text:p text:style-name="P4">58</text:p>
          </table:table-cell>
          <table:table-cell table:style-name="Table2.G3" office:value-type="string">
            <text:p text:style-name="P4"/>
          </table:table-cell>
          <table:table-cell table:style-name="Table2.G2" office:value-type="string">
            <text:p text:style-name="P4"/>
          </table:table-cell>
          <table:table-cell table:style-name="Table2.G2" office:value-type="string">
            <text:p text:style-name="P4"/>
          </table:table-cell>
          <table:table-cell table:style-name="Table2.G2" office:value-type="string">
            <text:p text:style-name="P4"/>
          </table:table-cell>
        </table:table-row>
        <table:table-row table:style-name="Table2.2">
          <table:table-cell table:style-name="Table2.A2" office:value-type="string">
            <text:p text:style-name="P4">3</text:p>
          </table:table-cell>
          <table:table-cell table:style-name="Table2.A2" office:value-type="string">
            <text:p text:style-name="P4">char</text:p>
          </table:table-cell>
          <table:table-cell table:style-name="Table2.A2" office:value-type="string">
            <text:p text:style-name="P4">Trevy</text:p>
          </table:table-cell>
          <table:table-cell table:style-name="Table2.A2" office:value-type="string">
            <text:p text:style-name="P4">h</text:p>
          </table:table-cell>
          <table:table-cell table:style-name="Table2.A2" office:value-type="string">
            <text:p text:style-name="P4">19</text:p>
          </table:table-cell>
          <table:table-cell table:style-name="Table2.A2" office:value-type="string">
            <text:p text:style-name="P4">89</text:p>
          </table:table-cell>
          <table:table-cell table:style-name="Table2.G4" office:value-type="string">
            <text:p text:style-name="P4">43</text:p>
          </table:table-cell>
          <table:table-cell table:style-name="Table2.G4" office:value-type="string">
            <text:p text:style-name="P4">64</text:p>
          </table:table-cell>
          <table:table-cell table:style-name="Table2.G4" office:value-type="string">
            <text:p text:style-name="P4">56</text:p>
          </table:table-cell>
          <table:table-cell table:style-name="Table2.G4" office:value-type="string">
            <text:p text:style-name="P4"/>
          </table:table-cell>
          <table:table-cell table:style-name="Table2.A2" office:value-type="string">
            <text:p text:style-name="P4"/>
          </table:table-cell>
          <table:table-cell table:style-name="Table2.A2" office:value-type="string">
            <text:p text:style-name="P4"/>
          </table:table-cell>
          <table:table-cell table:style-name="Table2.M2" office:value-type="string">
            <text:p text:style-name="P4"/>
          </table:table-cell>
        </table:table-row>
        <table:table-row table:style-name="Table2.2">
          <table:table-cell table:style-name="Table2.G4" office:value-type="string">
            <text:p text:style-name="P4">4</text:p>
          </table:table-cell>
          <table:table-cell table:style-name="Table2.G4" office:value-type="string">
            <text:p text:style-name="P4">char</text:p>
          </table:table-cell>
          <table:table-cell table:style-name="Table2.G4" office:value-type="string">
            <text:p text:style-name="P7">Sidwell Liejero</text:p>
          </table:table-cell>
          <table:table-cell table:style-name="Table2.G4" office:value-type="string">
            <text:p text:style-name="P4">h</text:p>
          </table:table-cell>
          <table:table-cell table:style-name="Table2.G4" office:value-type="string">
            <text:p text:style-name="P4">51</text:p>
          </table:table-cell>
          <table:table-cell table:style-name="Table2.G4" office:value-type="string">
            <text:p text:style-name="P4">11</text:p>
          </table:table-cell>
          <table:table-cell table:style-name="Table2.G3" office:value-type="string">
            <text:p text:style-name="P4">67</text:p>
          </table:table-cell>
          <table:table-cell table:style-name="Table2.G3" office:value-type="string">
            <text:p text:style-name="P4">73</text:p>
          </table:table-cell>
          <table:table-cell table:style-name="Table2.G3" office:value-type="string">
            <text:p text:style-name="P4">61</text:p>
          </table:table-cell>
          <table:table-cell table:style-name="Table2.G3" office:value-type="string">
            <text:p text:style-name="P4"/>
          </table:table-cell>
          <table:table-cell table:style-name="Table2.G4" office:value-type="string">
            <text:p text:style-name="P4"/>
          </table:table-cell>
          <table:table-cell table:style-name="Table2.G4" office:value-type="string">
            <text:p text:style-name="P4"/>
          </table:table-cell>
          <table:table-cell table:style-name="Table2.G4" office:value-type="string">
            <text:p text:style-name="P4"/>
          </table:table-cell>
        </table:table-row>
        <table:table-row table:style-name="Table2.2">
          <table:table-cell table:style-name="Table2.A2" office:value-type="string">
            <text:p text:style-name="P4">5</text:p>
          </table:table-cell>
          <table:table-cell table:style-name="Table2.A2" office:value-type="string">
            <text:p text:style-name="P4">char</text:p>
          </table:table-cell>
          <table:table-cell table:style-name="Table2.A2" office:value-type="string">
            <text:p text:style-name="P7">Pharéon Nosgann</text:p>
          </table:table-cell>
          <table:table-cell table:style-name="Table2.A2" office:value-type="string">
            <text:p text:style-name="P4">F</text:p>
          </table:table-cell>
          <table:table-cell table:style-name="Table2.A2" office:value-type="string">
            <text:p text:style-name="P4">64</text:p>
          </table:table-cell>
          <table:table-cell table:style-name="Table2.A2" office:value-type="string">
            <text:p text:style-name="P4">92</text:p>
          </table:table-cell>
          <table:table-cell table:style-name="Table2.G4" office:value-type="string">
            <text:p text:style-name="P4">92</text:p>
          </table:table-cell>
          <table:table-cell table:style-name="Table2.G4" office:value-type="string">
            <text:p text:style-name="P4">90</text:p>
          </table:table-cell>
          <table:table-cell table:style-name="Table2.G4" office:value-type="string">
            <text:p text:style-name="P4">13</text:p>
          </table:table-cell>
          <table:table-cell table:style-name="Table2.G4" office:value-type="string">
            <text:p text:style-name="P4"/>
          </table:table-cell>
          <table:table-cell table:style-name="Table2.A2" office:value-type="string">
            <text:p text:style-name="P4"/>
          </table:table-cell>
          <table:table-cell table:style-name="Table2.A2" office:value-type="string">
            <text:p text:style-name="P4"/>
          </table:table-cell>
          <table:table-cell table:style-name="Table2.M2" office:value-type="string">
            <text:p text:style-name="P4"/>
          </table:table-cell>
        </table:table-row>
        <table:table-row table:style-name="Table2.2">
          <table:table-cell table:style-name="Table2.G4" office:value-type="string">
            <text:p text:style-name="P4">6</text:p>
          </table:table-cell>
          <table:table-cell table:style-name="Table2.G4" office:value-type="string">
            <text:p text:style-name="P4">char</text:p>
          </table:table-cell>
          <table:table-cell table:style-name="Table2.G4" office:value-type="string">
            <text:p text:style-name="P7">Tocky Moowindle</text:p>
          </table:table-cell>
          <table:table-cell table:style-name="Table2.G4" office:value-type="string">
            <text:p text:style-name="P4">h</text:p>
          </table:table-cell>
          <table:table-cell table:style-name="Table2.G4" office:value-type="string">
            <text:p text:style-name="P4">12</text:p>
          </table:table-cell>
          <table:table-cell table:style-name="Table2.G4" office:value-type="string">
            <text:p text:style-name="P4">07</text:p>
          </table:table-cell>
          <table:table-cell table:style-name="Table2.G3" office:value-type="string">
            <text:p text:style-name="P4">05</text:p>
          </table:table-cell>
          <table:table-cell table:style-name="Table2.G3" office:value-type="string">
            <text:p text:style-name="P4">16</text:p>
          </table:table-cell>
          <table:table-cell table:style-name="Table2.G3" office:value-type="string">
            <text:p text:style-name="P4">22</text:p>
          </table:table-cell>
          <table:table-cell table:style-name="Table2.G3" office:value-type="string">
            <text:p text:style-name="P4"/>
          </table:table-cell>
          <table:table-cell table:style-name="Table2.G4" office:value-type="string">
            <text:p text:style-name="P4"/>
          </table:table-cell>
          <table:table-cell table:style-name="Table2.G4" office:value-type="string">
            <text:p text:style-name="P4"/>
          </table:table-cell>
          <table:table-cell table:style-name="Table2.G4" office:value-type="string">
            <text:p text:style-name="P4"/>
          </table:table-cell>
        </table:table-row>
        <table:table-row table:style-name="Table2.2">
          <table:table-cell table:style-name="Table2.A2" office:value-type="string">
            <text:p text:style-name="P4">7</text:p>
          </table:table-cell>
          <table:table-cell table:style-name="Table2.A2" office:value-type="string">
            <text:p text:style-name="P4">char</text:p>
          </table:table-cell>
          <table:table-cell table:style-name="Table2.A2" office:value-type="string">
            <text:p text:style-name="P7">Esham, une femme liée au passé de Shardeen</text:p>
          </table:table-cell>
          <table:table-cell table:style-name="Table2.A2" office:value-type="string">
            <text:p text:style-name="P4">f</text:p>
          </table:table-cell>
          <table:table-cell table:style-name="Table2.A2" office:value-type="string">
            <text:p text:style-name="P4">35</text:p>
          </table:table-cell>
          <table:table-cell table:style-name="Table2.A2" office:value-type="string">
            <text:p text:style-name="P4">32</text:p>
          </table:table-cell>
          <table:table-cell table:style-name="Table2.G4" office:value-type="string">
            <text:p text:style-name="P4">37</text:p>
          </table:table-cell>
          <table:table-cell table:style-name="Table2.G4" office:value-type="string">
            <text:p text:style-name="P4">71</text:p>
          </table:table-cell>
          <table:table-cell table:style-name="Table2.G4" office:value-type="string">
            <text:p text:style-name="P4">77</text:p>
          </table:table-cell>
          <table:table-cell table:style-name="Table2.G4" office:value-type="string">
            <text:p text:style-name="P4"/>
          </table:table-cell>
          <table:table-cell table:style-name="Table2.A2" office:value-type="string">
            <text:p text:style-name="P4"/>
          </table:table-cell>
          <table:table-cell table:style-name="Table2.A2" office:value-type="string">
            <text:p text:style-name="P4"/>
          </table:table-cell>
          <table:table-cell table:style-name="Table2.M2" office:value-type="string">
            <text:p text:style-name="P4"/>
          </table:table-cell>
        </table:table-row>
        <table:table-row table:style-name="Table2.2">
          <table:table-cell table:style-name="Table2.G4" office:value-type="string">
            <text:p text:style-name="P4">8</text:p>
          </table:table-cell>
          <table:table-cell table:style-name="Table2.G4" office:value-type="string">
            <text:p text:style-name="P4">indice</text:p>
          </table:table-cell>
          <table:table-cell table:style-name="Table2.G4" office:value-type="string">
            <text:p text:style-name="P4">Cadavre Yoris</text:p>
          </table:table-cell>
          <table:table-cell table:style-name="Table2.G4" office:value-type="string">
            <text:p text:style-name="P4"/>
          </table:table-cell>
          <table:table-cell table:style-name="Table2.G4" office:value-type="string">
            <text:p text:style-name="P4"/>
          </table:table-cell>
          <table:table-cell table:style-name="Table2.G4" office:value-type="string">
            <text:p text:style-name="P4"/>
          </table:table-cell>
          <table:table-cell table:style-name="Table2.G3" office:value-type="string">
            <text:p text:style-name="P4"/>
          </table:table-cell>
          <table:table-cell table:style-name="Table2.G3" office:value-type="string">
            <text:p text:style-name="P4"/>
          </table:table-cell>
          <table:table-cell table:style-name="Table2.G3" office:value-type="string">
            <text:p text:style-name="P4"/>
          </table:table-cell>
          <table:table-cell table:style-name="Table2.G3" office:value-type="string">
            <text:p text:style-name="P4"/>
          </table:table-cell>
          <table:table-cell table:style-name="Table2.G4" office:value-type="string">
            <text:p text:style-name="P4"/>
          </table:table-cell>
          <table:table-cell table:style-name="Table2.G4" office:value-type="string">
            <text:p text:style-name="P4"/>
          </table:table-cell>
          <table:table-cell table:style-name="Table2.G4" office:value-type="string">
            <text:p text:style-name="P4"/>
          </table:table-cell>
        </table:table-row>
        <table:table-row table:style-name="Table2.2">
          <table:table-cell table:style-name="Table2.A2" office:value-type="string">
            <text:p text:style-name="P4">9</text:p>
          </table:table-cell>
          <table:table-cell table:style-name="Table2.A2" office:value-type="string">
            <text:p text:style-name="P4">indice</text:p>
          </table:table-cell>
          <table:table-cell table:style-name="Table2.A2" office:value-type="string">
            <text:p text:style-name="P4">Laboratoire CESSI</text:p>
          </table:table-cell>
          <table:table-cell table:style-name="Table2.A2" office:value-type="string">
            <text:p text:style-name="P4"/>
          </table:table-cell>
          <table:table-cell table:style-name="Table2.A2" office:value-type="string">
            <text:p text:style-name="P4"/>
          </table:table-cell>
          <table:table-cell table:style-name="Table2.A2" office:value-type="string">
            <text:p text:style-name="P4"/>
          </table:table-cell>
          <table:table-cell table:style-name="Table2.G4" office:value-type="string">
            <text:p text:style-name="P4"/>
          </table:table-cell>
          <table:table-cell table:style-name="Table2.G4" office:value-type="string">
            <text:p text:style-name="P4"/>
          </table:table-cell>
          <table:table-cell table:style-name="Table2.G4" office:value-type="string">
            <text:p text:style-name="P4"/>
          </table:table-cell>
          <table:table-cell table:style-name="Table2.G4" office:value-type="string">
            <text:p text:style-name="P4"/>
          </table:table-cell>
          <table:table-cell table:style-name="Table2.A2" office:value-type="string">
            <text:p text:style-name="P4"/>
          </table:table-cell>
          <table:table-cell table:style-name="Table2.A2" office:value-type="string">
            <text:p text:style-name="P4"/>
          </table:table-cell>
          <table:table-cell table:style-name="Table2.M2" office:value-type="string">
            <text:p text:style-name="P4"/>
          </table:table-cell>
        </table:table-row>
        <table:table-row table:style-name="Table2.2">
          <table:table-cell table:style-name="Table2.G4" office:value-type="string">
            <text:p text:style-name="P4">10</text:p>
          </table:table-cell>
          <table:table-cell table:style-name="Table2.G4" office:value-type="string">
            <text:p text:style-name="P4">indice</text:p>
          </table:table-cell>
          <table:table-cell table:style-name="Table2.G4" office:value-type="string">
            <text:p text:style-name="P4">Charnier réfrigéré</text:p>
          </table:table-cell>
          <table:table-cell table:style-name="Table2.G4" office:value-type="string">
            <text:p text:style-name="P4"/>
          </table:table-cell>
          <table:table-cell table:style-name="Table2.G4" office:value-type="string">
            <text:p text:style-name="P4"/>
          </table:table-cell>
          <table:table-cell table:style-name="Table2.G4" office:value-type="string">
            <text:p text:style-name="P4"/>
          </table:table-cell>
          <table:table-cell table:style-name="Table2.G3" office:value-type="string">
            <text:p text:style-name="P4"/>
          </table:table-cell>
          <table:table-cell table:style-name="Table2.G3" office:value-type="string">
            <text:p text:style-name="P4"/>
          </table:table-cell>
          <table:table-cell table:style-name="Table2.G3" office:value-type="string">
            <text:p text:style-name="P4"/>
          </table:table-cell>
          <table:table-cell table:style-name="Table2.G3" office:value-type="string">
            <text:p text:style-name="P4"/>
          </table:table-cell>
          <table:table-cell table:style-name="Table2.G4" office:value-type="string">
            <text:p text:style-name="P4"/>
          </table:table-cell>
          <table:table-cell table:style-name="Table2.G4" office:value-type="string">
            <text:p text:style-name="P4"/>
          </table:table-cell>
          <table:table-cell table:style-name="Table2.G4" office:value-type="string">
            <text:p text:style-name="P4"/>
          </table:table-cell>
        </table:table-row>
        <table:table-row table:style-name="Table2.2">
          <table:table-cell table:style-name="Table2.A2" office:value-type="string">
            <text:p text:style-name="P4">11</text:p>
          </table:table-cell>
          <table:table-cell table:style-name="Table2.A2" office:value-type="string">
            <text:p text:style-name="P4">bloqué</text:p>
          </table:table-cell>
          <table:table-cell table:style-name="Table2.A2" office:value-type="string">
            <text:p text:style-name="P4">Mr Abdaml, Un vieil Homme</text:p>
          </table:table-cell>
          <table:table-cell table:style-name="Table2.A2" office:value-type="string">
            <text:p text:style-name="P4"/>
          </table:table-cell>
          <table:table-cell table:style-name="Table2.A2" office:value-type="string">
            <text:p text:style-name="P4"/>
          </table:table-cell>
          <table:table-cell table:style-name="Table2.A2" office:value-type="string">
            <text:p text:style-name="P4"/>
          </table:table-cell>
          <table:table-cell table:style-name="Table2.G4" office:value-type="string">
            <text:p text:style-name="P4"/>
          </table:table-cell>
          <table:table-cell table:style-name="Table2.G4" office:value-type="string">
            <text:p text:style-name="P4"/>
          </table:table-cell>
          <table:table-cell table:style-name="Table2.G4" office:value-type="string">
            <text:p text:style-name="P4"/>
          </table:table-cell>
          <table:table-cell table:style-name="Table2.G4" office:value-type="string">
            <text:p text:style-name="P4"/>
          </table:table-cell>
          <table:table-cell table:style-name="Table2.A2" office:value-type="string">
            <text:p text:style-name="P4"/>
          </table:table-cell>
          <table:table-cell table:style-name="Table2.A2" office:value-type="string">
            <text:p text:style-name="P4"/>
          </table:table-cell>
          <table:table-cell table:style-name="Table2.M2" office:value-type="string">
            <text:p text:style-name="P4"/>
          </table:table-cell>
        </table:table-row>
        <table:table-row table:style-name="Table2.2">
          <table:table-cell table:style-name="Table2.G4" office:value-type="string">
            <text:p text:style-name="P4">12</text:p>
          </table:table-cell>
          <table:table-cell table:style-name="Table2.G4" office:value-type="string">
            <text:p text:style-name="P4">bloqué</text:p>
          </table:table-cell>
          <table:table-cell table:style-name="Table2.G4" office:value-type="string">
            <text:p text:style-name="P4">Le vétérinaire</text:p>
          </table:table-cell>
          <table:table-cell table:style-name="Table2.G4" office:value-type="string">
            <text:p text:style-name="P4"/>
          </table:table-cell>
          <table:table-cell table:style-name="Table2.G4" office:value-type="string">
            <text:p text:style-name="P4"/>
          </table:table-cell>
          <table:table-cell table:style-name="Table2.G4" office:value-type="string">
            <text:p text:style-name="P4"/>
          </table:table-cell>
          <table:table-cell table:style-name="Table2.G3" office:value-type="string">
            <text:p text:style-name="P4"/>
          </table:table-cell>
          <table:table-cell table:style-name="Table2.G3" office:value-type="string">
            <text:p text:style-name="P4"/>
          </table:table-cell>
          <table:table-cell table:style-name="Table2.G3" office:value-type="string">
            <text:p text:style-name="P4"/>
          </table:table-cell>
          <table:table-cell table:style-name="Table2.G3" office:value-type="string">
            <text:p text:style-name="P4"/>
          </table:table-cell>
          <table:table-cell table:style-name="Table2.G4" office:value-type="string">
            <text:p text:style-name="P4"/>
          </table:table-cell>
          <table:table-cell table:style-name="Table2.G4" office:value-type="string">
            <text:p text:style-name="P4"/>
          </table:table-cell>
          <table:table-cell table:style-name="Table2.G4" office:value-type="string">
            <text:p text:style-name="P4"/>
          </table:table-cell>
        </table:table-row>
        <table:table-row table:style-name="Table2.2">
          <table:table-cell table:style-name="Table2.A2" office:value-type="string">
            <text:p text:style-name="P4">13</text:p>
          </table:table-cell>
          <table:table-cell table:style-name="Table2.A2" office:value-type="string">
            <text:p text:style-name="P4">constants</text:p>
          </table:table-cell>
          <table:table-cell table:style-name="Table2.A2" office:value-type="string">
            <text:p text:style-name="P4">Syndicat Cypher</text:p>
          </table:table-cell>
          <table:table-cell table:style-name="Table2.A2" office:value-type="string">
            <text:p text:style-name="P4"/>
          </table:table-cell>
          <table:table-cell table:style-name="Table2.A2" office:value-type="string">
            <text:p text:style-name="P4"/>
          </table:table-cell>
          <table:table-cell table:style-name="Table2.A2" office:value-type="string">
            <text:p text:style-name="P4"/>
          </table:table-cell>
          <table:table-cell table:style-name="Table2.G4" office:value-type="string">
            <text:p text:style-name="P4"/>
          </table:table-cell>
          <table:table-cell table:style-name="Table2.G4" office:value-type="string">
            <text:p text:style-name="P4"/>
          </table:table-cell>
          <table:table-cell table:style-name="Table2.G4" office:value-type="string">
            <text:p text:style-name="P4"/>
          </table:table-cell>
          <table:table-cell table:style-name="Table2.G4" office:value-type="string">
            <text:p text:style-name="P4"/>
          </table:table-cell>
          <table:table-cell table:style-name="Table2.A2" office:value-type="string">
            <text:p text:style-name="P4"/>
          </table:table-cell>
          <table:table-cell table:style-name="Table2.A2" office:value-type="string">
            <text:p text:style-name="P4"/>
          </table:table-cell>
          <table:table-cell table:style-name="Table2.M2" office:value-type="string">
            <text:p text:style-name="P4"/>
          </table:table-cell>
        </table:table-row>
        <table:table-row table:style-name="Table2.2">
          <table:table-cell table:style-name="Table2.G4" office:value-type="string">
            <text:p text:style-name="P4">14</text:p>
          </table:table-cell>
          <table:table-cell table:style-name="Table2.G4" office:value-type="string">
            <text:p text:style-name="P4">constants</text:p>
          </table:table-cell>
          <table:table-cell table:style-name="Table2.G4" office:value-type="string">
            <text:p text:style-name="P4">Médico légal</text:p>
          </table:table-cell>
          <table:table-cell table:style-name="Table2.G4" office:value-type="string">
            <text:p text:style-name="P4"/>
          </table:table-cell>
          <table:table-cell table:style-name="Table2.G4" office:value-type="string">
            <text:p text:style-name="P4"/>
          </table:table-cell>
          <table:table-cell table:style-name="Table2.G4" office:value-type="string">
            <text:p text:style-name="P4"/>
          </table:table-cell>
          <table:table-cell table:style-name="Table2.G3" office:value-type="string">
            <text:p text:style-name="P4"/>
          </table:table-cell>
          <table:table-cell table:style-name="Table2.G3" office:value-type="string">
            <text:p text:style-name="P4"/>
          </table:table-cell>
          <table:table-cell table:style-name="Table2.G3" office:value-type="string">
            <text:p text:style-name="P4"/>
          </table:table-cell>
          <table:table-cell table:style-name="Table2.G3" office:value-type="string">
            <text:p text:style-name="P4"/>
          </table:table-cell>
          <table:table-cell table:style-name="Table2.G4" office:value-type="string">
            <text:p text:style-name="P4"/>
          </table:table-cell>
          <table:table-cell table:style-name="Table2.G4" office:value-type="string">
            <text:p text:style-name="P4"/>
          </table:table-cell>
          <table:table-cell table:style-name="Table2.G4" office:value-type="string">
            <text:p text:style-name="P4"/>
          </table:table-cell>
        </table:table-row>
        <table:table-row table:style-name="Table2.2">
          <table:table-cell table:style-name="Table2.A16" office:value-type="string">
            <text:p text:style-name="P4">15</text:p>
          </table:table-cell>
          <table:table-cell table:style-name="Table2.A16" office:value-type="string">
            <text:p text:style-name="P4">constants</text:p>
          </table:table-cell>
          <table:table-cell table:style-name="Table2.A16" office:value-type="string">
            <text:p text:style-name="P4">Analyse Scientifique</text:p>
          </table:table-cell>
          <table:table-cell table:style-name="Table2.A16" office:value-type="string">
            <text:p text:style-name="P4"/>
          </table:table-cell>
          <table:table-cell table:style-name="Table2.A16" office:value-type="string">
            <text:p text:style-name="P4"/>
          </table:table-cell>
          <table:table-cell table:style-name="Table2.A16" office:value-type="string">
            <text:p text:style-name="P4"/>
          </table:table-cell>
          <table:table-cell table:style-name="Table2.G4" office:value-type="string">
            <text:p text:style-name="P4"/>
          </table:table-cell>
          <table:table-cell table:style-name="Table2.G4" office:value-type="string">
            <text:p text:style-name="P4"/>
          </table:table-cell>
          <table:table-cell table:style-name="Table2.G4" office:value-type="string">
            <text:p text:style-name="P4"/>
          </table:table-cell>
          <table:table-cell table:style-name="Table2.G4" office:value-type="string">
            <text:p text:style-name="P4"/>
          </table:table-cell>
          <table:table-cell table:style-name="Table2.A16" office:value-type="string">
            <text:p text:style-name="P4"/>
          </table:table-cell>
          <table:table-cell table:style-name="Table2.A16" office:value-type="string">
            <text:p text:style-name="P4"/>
          </table:table-cell>
          <table:table-cell table:style-name="Table2.A16" office:value-type="string">
            <text:p text:style-name="P4"/>
          </table:table-cell>
        </table:table-row>
        <table:table-row table:style-name="Table2.2">
          <table:table-cell table:style-name="Table2.G4" office:value-type="string">
            <text:p text:style-name="P4">16</text:p>
          </table:table-cell>
          <table:table-cell table:style-name="Table2.G4" office:value-type="string">
            <text:p text:style-name="P4">constants</text:p>
          </table:table-cell>
          <table:table-cell table:style-name="Table2.G4" office:value-type="string">
            <text:p text:style-name="P4">Terminal des Véhicules</text:p>
          </table:table-cell>
          <table:table-cell table:style-name="Table2.G4" office:value-type="string">
            <text:p text:style-name="P4"/>
          </table:table-cell>
          <table:table-cell table:style-name="Table2.G4" office:value-type="string">
            <text:p text:style-name="P4"/>
          </table:table-cell>
          <table:table-cell table:style-name="Table2.G4" office:value-type="string">
            <text:p text:style-name="P4"/>
          </table:table-cell>
          <table:table-cell table:style-name="Table2.G3" office:value-type="string">
            <text:p text:style-name="P4"/>
          </table:table-cell>
          <table:table-cell table:style-name="Table2.G3" office:value-type="string">
            <text:p text:style-name="P4"/>
          </table:table-cell>
          <table:table-cell table:style-name="Table2.G3" office:value-type="string">
            <text:p text:style-name="P4"/>
          </table:table-cell>
          <table:table-cell table:style-name="Table2.G3" office:value-type="string">
            <text:p text:style-name="P4"/>
          </table:table-cell>
          <table:table-cell table:style-name="Table2.G4" office:value-type="string">
            <text:p text:style-name="P4"/>
          </table:table-cell>
          <table:table-cell table:style-name="Table2.G4" office:value-type="string">
            <text:p text:style-name="P4"/>
          </table:table-cell>
          <table:table-cell table:style-name="Table2.G4" office:value-type="string">
            <text:p text:style-name="P4"/>
          </table:table-cell>
        </table:table-row>
      </table:table>
      <text:p text:style-name="P5"/>
      <text:p text:style-name="P9">Les pistes possibles au début de l'enquête sont les suivantes : </text:p>
      <text:p text:style-name="P5"/>
      <table:table table:name="Table3" table:style-name="Table3">
        <table:table-column table:style-name="Table3.A"/>
        <table:table-column table:style-name="Table3.B"/>
        <table:table-row table:style-name="Table3.1">
          <table:table-cell table:style-name="Table3.A1" office:value-type="string">
            <text:p text:style-name="P7">1</text:p>
          </table:table-cell>
          <table:table-cell table:style-name="Table3.B1" office:value-type="string">
            <text:p text:style-name="P7">Teaphen Boddhaart</text:p>
          </table:table-cell>
        </table:table-row>
        <table:table-row table:style-name="Table3.1">
          <table:table-cell table:style-name="Table3.A2" office:value-type="string">
            <text:p text:style-name="P4">2</text:p>
          </table:table-cell>
          <table:table-cell table:style-name="Table3.B2" office:value-type="string">
            <text:p text:style-name="P4">Trevy</text:p>
          </table:table-cell>
        </table:table-row>
        <table:table-row table:style-name="Table3.1">
          <table:table-cell table:style-name="Table3.A3" office:value-type="string">
            <text:p text:style-name="P7">3</text:p>
          </table:table-cell>
          <table:table-cell table:style-name="Table3.B3" office:value-type="string">
            <text:p text:style-name="P7">Sidwell Liejero</text:p>
          </table:table-cell>
        </table:table-row>
        <table:table-row table:style-name="Table3.1">
          <table:table-cell table:style-name="Table3.A2" office:value-type="string">
            <text:p text:style-name="P7">4</text:p>
          </table:table-cell>
          <table:table-cell table:style-name="Table3.B2" office:value-type="string">
            <text:p text:style-name="P7">Pharéon Nosgann</text:p>
          </table:table-cell>
        </table:table-row>
        <table:table-row table:style-name="Table3.1">
          <table:table-cell table:style-name="Table3.A3" office:value-type="string">
            <text:p text:style-name="P7">6</text:p>
          </table:table-cell>
          <table:table-cell table:style-name="Table3.B3" office:value-type="string">
            <text:p text:style-name="P7">Tocky Moowindle</text:p>
          </table:table-cell>
        </table:table-row>
      </table:table>
      <text:p text:style-name="P5"/>
      <text:p text:style-name="P5">En plus des témoins directs ou indirects désignés ci-dessus, vous disposez de quatre référents constants susceptibles de vous apporter des indications utiles</text:p>
      <text:p text:style-name="P5"/>
      <text:p text:style-name="P5">- (16) Le Terminal des déplacements urbains saura qui sont les personnes ayant eu accès aux quartiers résidentiels de l'ambassade ce matin, les caméras, portiques, péages, locations de véhicules, utilisation de places de garages et autres databases liés aux transports collectifs.</text:p>
      <text:p text:style-name="P5">- (13) Le Syndicat Cypher vous mettra toujours au courant des dangers résultant des utilisations litigieuses, voire criminelles des dispositifs électroniques et informatiques et éventuellement quelques potins mondains trainant sur le web mais il lui arrive de relayer quelques fake-news complotistes</text:p>
      <text:p text:style-name="P5">- (14) Le médico légal, grâce à l'analyse des cadavres pourra toujours vous donner des informations utiles sur la victime, ce qu'il a mangé, la veille, s'il souffrait d'un lumbago, s'il est mort noyé dans sa soupe, s'il a un papillon caché dans l'oreille, de la terre sous les ongles, de la poudre sur les doigts, ce genre de choses</text:p>
      <text:p text:style-name="P5">- (15) L'expertise scientifique analyse les preuves, indices douteux et autres potentielles pièces à conviction que vous mettez à sa disposition pour en tirer des conclusions utiles à l'enquête, comparaison des ADN, exploitation des supports mémoire, <text:s/>analyses chimiques, reconstruction d'objets détruits ou disparus, traces de pneus, de semelles, expertise ballistique (plus vous avez suivi de pistes avant de les voir, plus ils ont d'éléments à vous communiquer)</text:p>
      <text:p text:style-name="P5"/>
      <text:p text:style-name="P5"/>
      <text:p text:style-name="P12">L'Enquête débute !</text:p>
      <text:p text:style-name="P5"/>
      <text:p text:style-name="P5"/>
      <text:p text:style-name="P5">1) Scene de crime</text:p>
      <text:p text:style-name="P5">Des traces de sang conduisent à la chambre. Shardeen n'est pas mort en jouant. Il est mort dans son lit puis quelqu'un l'a transporté ici. Peut être pour incriminer le jeu ou les implants. A tout hasard, vous envoyez les draps à l'analyse, Shardeen à première vue n'avait rien d'un Dom Juan mais juste au cas où.</text:p>
      <text:p text:style-name="P5">De plus une étrange sculpture attire votre attention. Une sorte de boule de cristal. Ce qui est étonnant c'est qu'elle se trouve sur la table du petit déjeuner entre le bol et la cuiller. Elle n'est pas très entretenue et parait plutôt avoir beaucoup servi vu les traces d'usure et de vieille saleté. Pourquoi Shardeen a t'il amené cette statue décorative jusque dans cette ambassade et l'a t'il laissée à côté de son bol ? En tous cas, elle mérite d'être examinée. Vous l'enveloppez dans un sachet plastique et l'envoyez aux greffes pour analyse.</text:p>
      <text:p text:style-name="P5"/>
      <text:p text:style-name="P5">2) Teaphen Boddhaart</text:p>
      <text:p text:style-name="P5">J'avais un ami nommé Yoris qui est devenu accro à ces implants, il était devenu acariatre, il a fini par ne plus vouloir qu'on se voie, il était désagréable, toujours mal luné. C'est en repensant à lui que j'ai eu l'idée d'écrire cet article. J'espérais qu'il le lise. Mais il ne s'est pas manifesté. Voici son adresse. (8)</text:p>
      <text:p text:style-name="P5">J'ai essayé de contacter Phareon Nosgann mais il n'a jamais donné suite à mes sollicitations, je pense qu'il serait utile de l'interroger, voilà son contact (5)</text:p>
      <text:p text:style-name="P5"/>
      <text:p text:style-name="P5">3) Trevy</text:p>
      <text:p text:style-name="P5">Je connaissais Shardeen de loin. J'avais déjà eu l'occasion de jouer contre lui mais sous d'autres pseudos. Nos managers ne veulent pas que ce genre de matches aient lieu en dehors des manifestations faisant l'objet de contrats publicitaires. Avant que son père ne devienne son manager, il travaillait avec une fille. Comment s'appelait-elle ? Ah oui Esham, j'ai toujours son contact d'ailleurs si ça vous intéresse (7).</text:p>
      <text:p text:style-name="P5">J'ai toujours refusé les implants. Mais quand Phareon Nosgann est venu en personne me montrer leur dernière technologie invasive, j'ai accepté d'en être l'ambassadeur. Ce que je voudrais c'est que les jeunes joueurs arrêtent de s'enfiler des fils électriques dans le cerveau. Le jeu est chaque jour plus populaire. Tous les anciens champions deviennent commentateurs en ligne et ça rend le truc de plus en plus passionnant. Bien sûr, il y avait aussi beaucoup d'argent à la clé. Qu'aurais-je du faire ? Travailler gratuitement ?</text:p>
      <text:p text:style-name="P5">Prenez le casque si vous voulez l'analyser, je n'ai pas d'implants.</text:p>
      <text:p text:style-name="P5"/>
      <text:p text:style-name="P5">4) Sidwell Llejero</text:p>
      <text:p text:style-name="P5">Quand le petit frère de Shardeen est mort, j'ai été anéanti. Il travaillait comme un fou pour réussir. C'était un athlète, un vrai pas un joueur de jeux vidéo, il travaillait comme un fou mais le niveau était si haut qu'il n'a jamais rien édcroché et il est mort comme ça, stupidement. Et puis j'ai vu que son frère parvenait quand même à s'en sortir, lui qui ne faisait rien de sa vie que passer son temps devant son ordinateur. J'ai vu qu'il parvenait même à gagner un peu d'argent avec les compétitions. Alors j'ai voulu lui montrer que s'il travaillait avec la même opiniatreté que son frère, il pourait parvenir aux meilleurs résultats possibles. Bien sûr, gagner autant d'argent ne m'est pas indifférent mais ce qui m'importe au premier chef c'est de voir Shardeen s'approcher chaque jour un peu plus de ce qu'était capable de produire son frère en termes d'efforts purs. La réussite, ça n'est qu'accessoire. </text:p>
      <text:p text:style-name="P5">Non il était affecté ces derniers temps parce que son chat qu'il ne quittait jamais était tombé malade. C'est un vieux chat. Il est chez le vétérinaire, attendez je vous donne son adresse (12).</text:p>
      <text:p text:style-name="P5">En plus avec le dernier contrat que j'ai passé avec Loopséol, je ne suis même plus tributaire de Shardeen financièrement alors je ne passe pas mon temps à le coacher uniquement pour l'argent. Et tout ce que j'ai eu à faire c'est de le convaincre de porter un de ces nouveaux casques une heure tous les jours. Tiens, où est-il passé ce casque d'ailleurs ?</text:p>
      <text:p text:style-name="P5"/>
      <text:p text:style-name="P5">5) Phareon Nosgann</text:p>
      <text:p text:style-name="P5">Les implants invasifs existaient déjà avant que Loopséol n'arrive sur le marché. Nous ne les avons <text:soft-page-break/>pas inventés, nous avons simplement produit les meilleurs implants sur ce marché, il est vrai que Pugilat a été créé spécifiquement pour favoriser les joueurs portant des implants mais on peut être un champion sans en porter comme Trevy. D'ailleurs nous avons mis au point un casque permettant d'obtenir les mêmes effets mais sans le caractère invasif. Même Trevy a accepté de soutenir ce projet, c'est bien la preuve que nous faisons tout pour améliorer le sort des joueurs. Tenez je vais vous donner l'adresse de notre laboratoire de recherche, faites y un saut et n'hésitez pas à interroger tous nos scientifiques, vous verrez que nous n'avons rien à cacher (9). Après je ne saurais pas vous dire comment tout ça fonctionne, je ne suis pas technicien.</text:p>
      <text:p text:style-name="P5"/>
      <text:p text:style-name="P5">6) Tocky Moowindle</text:p>
      <text:p text:style-name="P5">La maman de Tocky est une femme occuépe qui ne semble pas prendre le temps de s'occuper de son fils autrement que pour le transporter d'un point à un autre. Elle vous laisse avec lui, n'étant manifestement capable de parler que de ses propres dossiers.</text:p>
      <text:p text:style-name="P5">- Je suis à l'ambassade tous les jours depuis que je sais que Shardeen devait venir. Ca fait juste trois jours du coup. Je peux tout vous dire, j'ai tout vu : Le père de Shardeen passe son temps à lui crier dessus comme quoi il ne sera jamais aussi fort que son frère qui était un vrai athlète, il le tape et il le fait pleurer. Shardeen lui a crié dessus en disant qu'il espionnait son ordinateur pour un autre monsieur, je sais pas qui mais Shardeen a dit qu'il savait que ce monsieur lui donnait de l'argent alors qu'il savait rien faire que taper ses enfants. Alors son papa lui a dit qu'il y avait une fille qui lui a mis ces idées dans la tête. Shardeen a dit que c'était pas vrai mais moi je sais que si parce que Je les ai vus parler dans le couloir avec une jeune femme, après ils sont allés dans sa chambre comme des amoureux.</text:p>
      <text:p text:style-name="P5">Mon papa, il joue beaucoup à Pugilat, c'est lui qui m'a montré combien Shardeen est un joueur fabuleux. Avant quand mon papa venait me voir on parlait tout le temps de Shardeen. Mais depuis mon anniversaire mon papa ne vient plus me voir. Il m'envoie juste des emails.</text:p>
      <text:p text:style-name="P5">Voici l'adresse de mon papa (8) si vous allez le voir, vous voudrez bien lui dire de venir me voir quand il aura du temps ?</text:p>
      <text:p text:style-name="P5"/>
      <text:p text:style-name="P5">7) Esham, femme liée au passé de Shardeen</text:p>
      <text:p text:style-name="P5">Quand le père de Shardeen a vu qu'il commençait à gagner beaucoup d'argent, il est venu et m'a évincée. Il s'est auto proclamé coach alors qu'il n'y connaissait rien. Au début, j'ai continué à le coacher en secret parce que Shardeen voulait qu'on fasse comme ça. Il avait un petit frère qui est mort et son père essayait de se reconstruire, Shardeen a voulu le ménager mais son père est devenu envahissant et je me suis retrouvée totalement squizzée. Quand j'ai appris qu'il lui faisait utiliser un de ces nouveaux casques, j'ai compris que sa vie était en danger et je le soupçonne d'être la cause de la mort du frère de Shardeen également.</text:p>
      <text:p text:style-name="P5">Voici le casque qui contient l'empreinte émotionnelle de Shardeen. Il ne sera plus capable de jouer à Pugilat ni même, si ça se trouve de commenter un match mais il peut plaisanter, rêver ou parler du passé avec mélancolie.</text:p>
      <text:p text:style-name="P5"/>
      <text:p text:style-name="P5">8) cadavre de Yoris</text:p>
      <text:p text:style-name="P5">Yoris est mort assis à sa table d'ordinateur, sa main gauche est encore sur le clavier. Sous l'implant, la partie gauche de son crâne a explosé répandant du sang partout.</text:p>
      <text:p text:style-name="P5">Les implants sont grillés, vous les pérlevez pour analyse.</text:p>
      <text:p text:style-name="P5">Sur la table une photo clignote dans un cadre : celle du petit Tocky</text:p>
      <text:p text:style-name="P5">Sur l'étagère une autre sculpture sphère comme celle se trouvant chez Shardeen, elle est allumée : parmi les derniers contacts celle d'Esham (7)</text:p>
      <text:p text:style-name="P5"/>
      <text:p text:style-name="P5">9) laboratoire CESSI</text:p>
      <text:p text:style-name="P5">Notre nouvelle technologie est non invasive. J'aurais voulu vous faire une démonstration mais je ne sais pas faire sans un terminal S.H/A. Je ne travaille ici que depuis deux semaines. Non les autres ont tous été embauchés en même temps que moi, je suis le plus qualifié. Ils avaient dit qu'ils transfèreraient le matériel de recherche dans les nouveaux locaux mais les terminaux de type S.H/A ne sont toujours pas arrivés. Comme une bonne moitié du matériel du reste. </text:p>
      <text:p text:style-name="P5">Hein ? Vous voulez l'adresse des anciens locaux ? Pour quoi faire ? Les anciens chercheurs ont tous été congédiés je pense. C'est pour ça que l'équipe a été reconstituée ici. Attendez. Ah la voilà. C'est (10) Bon désolé de n'avoir pas pu vous aider.</text:p>
      <text:p text:style-name="P5"><text:soft-page-break/></text:p>
      <text:p text:style-name="P5">10) charnier réfrigéré</text:p>
      <text:p text:style-name="P5">Ici sont conservés les corps sans vie de tous les joueurs ayant succombé aux implants Loopséol. La société procède à des sauvegardes de l'image mentale sur des casques. Ces images mentales sont mises à contribution pour commenter les matches en direct sur la chaîne sportive de Loopséol. Les casques sont placés sur des terminaux S.H/A et la voix des joueurs sort des hauts parleurs mais ils sont incapables de faire autre chose que jouer ou commenter.</text:p>
      <text:p text:style-name="P5"/>
      <text:p text:style-name="P5">11) Un vieil homme</text:p>
      <text:p text:style-name="P5">Vous prendrez du thé ?</text:p>
      <text:p text:style-name="P5">Des jeux vidéo ? Ben je sais que ça existe mais à part ça vous voyez, je ne suis pas l'interlocuteur idéal si vous cherchez des informations de ce type. Moi je m'intéresse plutôt à la philatélie. </text:p>
      <text:p text:style-name="P5">Ca ne vous plait pas, les timbres anciens ?</text:p>
      <text:p text:style-name="P5"/>
      <text:p text:style-name="P5">12) Vétérinaire</text:p>
      <text:p text:style-name="P5">Oui, c'est un très vieux chat. Il a été gâté et bien nourri, ç'aura été un chat heureux mais il ne vivra plus très longtemps.</text:p>
      <text:p text:style-name="P5">Le chat n'a rien de spécial.</text:p>
      <text:p text:style-name="P5"/>
      <text:p text:style-name="P5">13) Médico-légal</text:p>
      <text:p text:style-name="P5">Le corps sans vie de Shardeen est étendu sur une table en métal, conservé sous une cloche de verre.</text:p>
      <text:p text:style-name="P5">Shardeen a perdu sa virginité il y a quelques heures seulement et est mort dans des conditions que l'on qualifiera de confortables. Plus ou moins dans son sommeil. Ca ne ressemble pas à une mort telle qu'on en voit parfois chez les joueurs ayant poussé trop loin leurs implants.</text:p>
      <text:p text:style-name="P5"/>
      <text:p text:style-name="P5">14) Syndicat Cypher</text:p>
      <text:p text:style-name="P5">Les barbus énervés du syndicat cypher tiennent à vous mettre au courant de ce qu'ils considèrent comme un terrible scandale.</text:p>
      <text:p text:style-name="P5">Les nouveaux casques Loopséol fonctionnent à la manière d'un delay analogique, c'est une transposition digitale du principe de double tête magnétique, vous voyez ? Dit autrement, l'empreinte cérébrale du porteur est en permanence réécrite et finit par être totalement stockée dans le casque. Mais il faut faire un choix. Soit l'empreinte émotionnelle soit l'empreinte technique. C'est cette dernière qui intéresse l'industrie car un joueur qui a laissé son empreinte technique peut encore très bien jouer et parvient à commenter les matches des autres avec pertinence. D'ailleurs le Syndicat soupçonne Loopséol d'avoir virtualisé certains joueurs pour en faire des commentateurs pour sa chaîne sportive.</text:p>
      <text:p text:style-name="P5"/>
      <text:p text:style-name="P5">15) Experts en preuves, greffes, indices, analyses chimiques et scientifiques</text:p>
      <text:p text:style-name="P5">- Si vous avez vu 1) L'espèce de sculpture en forme de sphère, c'est un terminal de communication secret impiratable grâce auquel Shardeen rentrait en contact avec une personne résidant à l'adresse (7) sans que son père ne puisse l'espionner. Les draps portent les relicats de rapports sexuels.</text:p>
      <text:p text:style-name="P5">- Si vous avez vu 3) le casque est d'une technologie bizarre qui semble faite pour capturer une empreinte mentale de celui qui le porte</text:p>
      <text:p text:style-name="P5">- Si vous avez vu 8) les implants grillés sont conformes aux implants usuels sur le marché, ils n'ont simplement pas supporté la charge. La surchauffe a entraîné un court circuit entre les synapses de Yoris, puis le tympan est entré en ébulition et a explosé. C'est hélas une mort de moins en moins rare.</text:p>
      <text:p text:style-name="P5"/>
      <text:p text:style-name="P5">16) Terminal des Véhicules</text:p>
      <text:p text:style-name="P5">Voici la liste des cinq c:</text:p>
      <text:p text:style-name="P5">- 1 : un jeune garçon (6)</text:p>
      <text:p text:style-name="P5">- 2 : un homme âgé (11)</text:p>
      <text:p text:style-name="P5">- 3 : une femme de quarante ans (6) </text:p>
      <text:p text:style-name="P5">- 4 : le vétérinaire (12)</text:p>
      <text:p text:style-name="P5">- 5 : une jeune femme (Esham) (7)</text:p>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iberation Serif" svg:font-family="'Liberation Serif'" style:font-family-generic="roman" style:font-pitch="variable"/>
    <style:font-face style:name="Arial Black" svg:font-family="'Arial Black'" style:font-family-generic="swiss" style:font-pitch="variable"/>
    <style:font-face style:name="Carlito" svg:font-family="Carlito"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6-26T02:27:57.126590000</meta:creation-date>
    <dc:date>2019-07-16T10:42:15.40</dc:date>
    <meta:editing-duration>P3DT19H31M33S</meta:editing-duration>
    <meta:editing-cycles>123</meta:editing-cycles>
    <meta:generator>OpenOffice/4.1.6$Win32 OpenOffice.org_project/416m1$Build-9790</meta:generator>
    <dc:creator>Marie Claude Beaugeois</dc:creator>
    <meta:document-statistic meta:table-count="2" meta:image-count="0" meta:object-count="0" meta:page-count="11" meta:paragraph-count="245" meta:word-count="4318" meta:character-count="24742"/>
  </office:meta>
</office:document-meta>
</file>